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2996d98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 style:master-page-name="Standard">
      <style:paragraph-properties style:page-number="auto"/>
      <style:text-properties style:font-name="EB Garamond 12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577813" style:font-style-asian="normal" style:font-style-complex="normal"/>
    </style:style>
    <style:style style:name="T7" style:family="text">
      <style:text-properties fo:font-style="normal" officeooo:rsid="0370d31c" style:font-style-asian="normal" style:font-style-complex="normal"/>
    </style:style>
    <style:style style:name="T8" style:family="text">
      <style:text-properties fo:font-style="normal" officeooo:rsid="046d66e3" style:font-style-asian="normal" style:font-style-complex="normal"/>
    </style:style>
    <style:style style:name="T9" style:family="text">
      <style:text-properties fo:font-style="normal" officeooo:rsid="0471ec6f" style:font-style-asian="normal" style:font-style-complex="normal"/>
    </style:style>
    <style:style style:name="T10" style:family="text">
      <style:text-properties fo:font-style="normal" officeooo:rsid="04b03304" style:font-style-asian="normal" style:font-style-complex="normal"/>
    </style:style>
    <style:style style:name="T11" style:family="text">
      <style:text-properties fo:font-style="normal" officeooo:rsid="04b865de" style:font-style-asian="normal" style:font-style-complex="normal"/>
    </style:style>
    <style:style style:name="T12" style:family="text">
      <style:text-properties fo:font-style="normal" officeooo:rsid="04ba495b" style:font-style-asian="normal" style:font-style-complex="normal"/>
    </style:style>
    <style:style style:name="T13" style:family="text">
      <style:text-properties fo:font-style="normal" officeooo:rsid="04ba9d3f" style:font-style-asian="normal" style:font-style-complex="normal"/>
    </style:style>
    <style:style style:name="T14" style:family="text">
      <style:text-properties fo:font-style="normal" officeooo:rsid="04bb88a9" style:font-style-asian="normal" style:font-style-complex="normal"/>
    </style:style>
    <style:style style:name="T15" style:family="text">
      <style:text-properties fo:font-style="normal" officeooo:rsid="04bc2fe9" style:font-style-asian="normal" style:font-style-complex="normal"/>
    </style:style>
    <style:style style:name="T16" style:family="text">
      <style:text-properties fo:font-style="normal" officeooo:rsid="04bdd5e8" style:font-style-asian="normal" style:font-style-complex="normal"/>
    </style:style>
    <style:style style:name="T17" style:family="text">
      <style:text-properties fo:font-style="normal" officeooo:rsid="04be6bc5" style:font-style-asian="normal" style:font-style-complex="normal"/>
    </style:style>
    <style:style style:name="T18" style:family="text">
      <style:text-properties fo:font-style="normal" officeooo:rsid="04bf6e1d" style:font-style-asian="normal" style:font-style-complex="normal"/>
    </style:style>
    <style:style style:name="T19" style:family="text">
      <style:text-properties fo:font-style="normal" officeooo:rsid="04c03eeb" style:font-style-asian="normal" style:font-style-complex="normal"/>
    </style:style>
    <style:style style:name="T20" style:family="text">
      <style:text-properties fo:font-style="normal" officeooo:rsid="04c0b510" style:font-style-asian="normal" style:font-style-complex="normal"/>
    </style:style>
    <style:style style:name="T21" style:family="text">
      <style:text-properties fo:font-style="normal" officeooo:rsid="04c2b216" style:font-style-asian="normal" style:font-style-complex="normal"/>
    </style:style>
    <style:style style:name="T22" style:family="text">
      <style:text-properties officeooo:rsid="000a14f6"/>
    </style:style>
    <style:style style:name="T23" style:family="text">
      <style:text-properties officeooo:rsid="005714b7"/>
    </style:style>
    <style:style style:name="T24" style:family="text">
      <style:text-properties officeooo:rsid="00880dbe"/>
    </style:style>
    <style:style style:name="T25" style:family="text">
      <style:text-properties officeooo:rsid="007c6d62"/>
    </style:style>
    <style:style style:name="T26" style:family="text">
      <style:text-properties officeooo:rsid="01e21ff5"/>
    </style:style>
    <style:style style:name="T27" style:family="text">
      <style:text-properties officeooo:rsid="034a2232"/>
    </style:style>
    <style:style style:name="T28" style:family="text">
      <style:text-properties officeooo:rsid="0387836c"/>
    </style:style>
    <style:style style:name="T29" style:family="text">
      <style:text-properties officeooo:rsid="03b4652d"/>
    </style:style>
    <style:style style:name="T30" style:family="text">
      <style:text-properties officeooo:rsid="047091ad"/>
    </style:style>
    <style:style style:name="T31" style:family="text">
      <style:text-properties officeooo:rsid="0473a949"/>
    </style:style>
    <style:style style:name="T32" style:family="text">
      <style:text-properties officeooo:rsid="0003a8b9"/>
    </style:style>
    <style:style style:name="T33" style:family="text">
      <style:text-properties officeooo:rsid="04b03304"/>
    </style:style>
    <style:style style:name="T34" style:family="text">
      <style:text-properties officeooo:rsid="04b504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29">Esser-</text:span>Skala, 201<text:span text:style-name="T30">9</text:span></text:p>
      <text:p text:style-name="P16"/>
      <text:p text:style-name="P16"/>
      <text:p text:style-name="P11">© 201<text:span text:style-name="T30">9</text:span> by Wolfgang <text:span text:style-name="T29">Esser-</text:span>Skala. This edition is licensed under the<text:span text:style-name="T27"><text:line-break/></text:span>Creative Commons Attribution<text:span text:style-name="T24">-NonCommercial-ShareAlike</text:span> 4.0 International License.<text:span text:style-name="T27"><text:line-break/></text:span>To view a copy of this license, visit http://creativecommons.org/licenses/by<text:span text:style-name="T25">-nc-sa</text:span>/4.0/.</text:p>
      <text:p text:style-name="P10"/>
      <text:p text:style-name="P12">Music engraving by LilyPond 2.18.0 (http://www.lilypond.org).<text:span text:style-name="T23"><text:line-break/>Front matter</text:span> typeset with EB Garamond (http://www.georgduffner.at/ebgaramond).</text:p>
      <text:p text:style-name="P16"/>
      <text:p text:style-name="P9">First <text:span text:style-name="T26">version</text:span>, <text:span text:style-name="T33">August 2019</text:span></text:p>
      <text:p text:style-name="P23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6">This edition <text:span text:style-name="T3">of the </text:span><text:span text:style-name="T2">Confitebor</text:span><text:span text:style-name="T3"> </text:span>bases upon <text:span text:style-name="T3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4">id41646114X</text:span> (siglum<text:span text:style-name="T31"> </text:span>Mus.2973-<text:span text:style-name="T34">E</text:span>-<text:span text:style-name="T34">3</text:span>)</text:p>
      <text:p text:style-name="P2"/>
      <text:p text:style-name="P3">In general, this edition closely follows the <text:span text:style-name="T28">manuscript</text:span>. Any changes <text:span text:style-name="T22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8"/>
      <text:p text:style-name="P4"/>
      <text:p text:style-name="P5"><text:span text:style-name="T1">Bar<text:tab/>Staff<text:tab/>Note</text:span><text:span text:style-name="T6"><text:tab/></text:span><text:span text:style-name="T7"><text:line-break/></text:span><text:span text:style-name="T11">–<text:tab/>org</text:span><text:span text:style-name="T11"><text:note text:id="ftn1" text:note-class="footnote"><text:note-citation>1</text:note-citation><text:note-body><text:p text:style-name="P20">Abbreviations: A, alto; Ms, manuscript; org, organ; S, soprano; vl, violin.</text:p></text:note-body></text:note></text:span><text:span text:style-name="T11"><text:tab/>Bass figures were added by the editor.</text:span><text:span text:style-name="T12"><text:line-break/>14<text:tab/>S</text:span><text:span text:style-name="T13"><text:tab/>2nd half of bar in Ms: a′8.–a′16</text:span><text:span text:style-name="T11"><text:line-break/>60<text:tab/>org<text:tab/>last eighth in Ms: a8</text:span><text:span text:style-name="T14"><text:line-break/>132<text:tab/>org<text:tab/>1st eighth in Ms: g8</text:span><text:span text:style-name="T15"><text:line-break/>155<text:tab/>vl 1<text:tab/>12th sixteenth in Ms: g″16</text:span><text:span text:style-name="T16"><text:line-break/>188<text:tab/>S<text:tab/>2nd quarter in Ms: e′4</text:span><text:span text:style-name="T17"><text:line-break/>193<text:tab/>A<text:tab/>last eighth in Ms: e′8</text:span><text:span text:style-name="T18"><text:line-break/>213<text:tab/>vl 1<text:tab/>last eighth in Ms: b″8</text:span><text:span text:style-name="T19"><text:line-break/><text:line-break/>302<text:tab/>vl 2<text:tab/>6th to 8th eighth in Ms: unison with vl 1</text:span><text:span text:style-name="T20"><text:line-break/><text:line-break/>353<text:tab/>org<text:tab/>2nd eighth in Ms: g8</text:span><text:span text:style-name="T21"><text:line-break/><text:line-break/>379<text:tab/>vl 1<text:tab/>2nd eighth in Ms: e″8</text:span><text:span text:style-name="T8"><text:line-break/><text:line-break/><text:line-break/></text:span><text:span text:style-name="T32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galuppi-confitebor-BurG-II-6). Your help will be greatly appreciated.</text:span></text:p>
      <text:p text:style-name="P8"/>
      <text:p text:style-name="P8"/>
      <text:p text:style-name="P8"><text:span text:style-name="T5">Salzburg, </text:span><text:span text:style-name="T10">August</text:span><text:span text:style-name="T5"> 201</text:span><text:span text:style-name="T9">9</text:span><text:line-break/>Wolfgang <text:span text:style-name="T29">Esser-</text:span>Skala</text:p>
      <text:p text:style-name="P22"><text:span text:style-name="T27"><text:line-break/></text:span>C O N T E N T S</text:p>
      <text:p text:style-name="P14"/>
      <text:p text:style-name="P13"/>
      <text:p text:style-name="P15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03T21:07:15.419724486</dc:date>
    <dc:creator>Wolfgang Skala</dc:creator>
    <meta:editing-duration>P12DT17H38M39S</meta:editing-duration>
    <meta:editing-cycles>1136</meta:editing-cycles>
    <meta:generator>LibreOffice/4.2.8.2$Linux_X86_64 LibreOffice_project/420m0$Build-2</meta:generator>
    <meta:document-statistic meta:table-count="0" meta:image-count="1" meta:object-count="0" meta:page-count="4" meta:paragraph-count="12" meta:word-count="327" meta:character-count="2066" meta:non-whitespace-character-count="1731"/>
  </office:meta>
</office:document-meta>
</file>